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683cm" style:rel-column-width="2217*"/>
    </style:style>
    <style:style style:name="Tableau1.B" style:family="table-column">
      <style:table-column-properties style:column-width="1.353cm" style:rel-column-width="1118*"/>
    </style:style>
    <style:style style:name="Tableau1.C" style:family="table-column">
      <style:table-column-properties style:column-width="8.869cm" style:rel-column-width="7330*"/>
    </style:style>
    <style:style style:name="Tableau1.D" style:family="table-column">
      <style:table-column-properties style:column-width="6.096cm" style:rel-column-width="5039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2" style:family="table-row">
      <style:table-row-properties style:min-row-height="2.011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Élève</text:p>
            </table:table-cell>
            <table:table-cell table:style-name="Tableau1.A1" office:value-type="string">
              <text:p text:style-name="P5"/>
            </table:table-cell>
            <table:table-cell table:style-name="Tableau1.A1" office:value-type="string">
              <text:p text:style-name="P5">Avis général</text:p>
            </table:table-cell>
            <table:table-cell table:style-name="Tableau1.D1" office:value-type="string">
              <text:p text:style-name="P5">Conseils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6">[var.designation_eleve;block=table:table-row]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D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3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1.001cm" fo:page-height="29.7cm" style:num-format="1" style:print-orientation="portrait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7" text:date-value="2014-08-07T14:11:42.99">07/08/14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4-08-07T14:11:43</dc:date>
    <meta:editing-duration>PT1H17M4S</meta:editing-duration>
    <meta:editing-cycles>12</meta:editing-cycles>
    <meta:generator>LibreOffice/3.5$Linux_x86 LibreOffice_project/350m1$Build-2</meta:generator>
    <meta:document-statistic meta:table-count="2" meta:image-count="0" meta:object-count="0" meta:page-count="1" meta:paragraph-count="6" meta:word-count="7" meta:character-count="81" meta:non-whitespace-character-count="80"/>
  </office:meta>
</office:document-meta>
</file>